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URWPalladioL-Roma" svg:font-family="URWPalladioL-Roma"/>
    <style:font-face style:name="Times-Roman" svg:font-family="Times-Roman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style:line-height-at-least="0.476cm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style:line-height-at-least="0.476cm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fde0a" style:font-name-asian="URWPalladioL-Roma" style:font-size-asian="12pt" style:font-style-asian="normal" style:font-name-complex="URWPalladioL-Roma" style:font-size-complex="12pt" style:font-style-complex="normal"/>
    </style:style>
    <style:style style:name="P3" style:family="paragraph" style:parent-style-name="Standard" style:list-style-name="L2">
      <style:paragraph-properties fo:margin-left="0.026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0000" style:font-name="Times New Roman" fo:font-size="12pt" fo:font-style="normal" fo:font-weight="normal" officeooo:paragraph-rsid="001fde0a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4" style:family="paragraph" style:parent-style-name="Standard" style:list-style-name="L2">
      <style:paragraph-properties fo:margin-left="0cm" fo:margin-right="0cm" fo:margin-top="0cm" fo:margin-bottom="0cm" style:contextual-spacing="false" fo:text-align="justify" style:justify-single-word="false" fo:text-indent="0cm" style:auto-text-indent="false">
        <style:tab-stops/>
      </style:paragraph-properties>
      <style:text-properties fo:color="#000000" style:font-name="Times New Roman" fo:font-size="12pt" fo:font-style="normal" officeooo:paragraph-rsid="001fde0a" style:font-name-asian="Times-Roman" style:font-size-asian="12pt" style:font-style-asian="normal" style:font-name-complex="Times-Roman" style:font-size-complex="12pt" style:font-style-complex="normal"/>
    </style:style>
    <style:style style:name="P5" style:family="paragraph" style:parent-style-name="Text_20_body" style:list-style-name="L1">
      <style:paragraph-properties style:line-height-at-least="0.476cm" fo:text-align="center" style:justify-single-word="false"/>
      <style:text-properties officeooo:paragraph-rsid="00210047"/>
    </style:style>
    <style:style style:name="P6" style:family="paragraph" style:parent-style-name="Text_20_body" style:list-style-name="L1">
      <style:paragraph-properties style:line-height-at-least="0.476cm" fo:text-align="justify" style:justify-single-word="false"/>
    </style:style>
    <style:style style:name="P7" style:family="paragraph" style:parent-style-name="Text_20_body" style:list-style-name="L1">
      <style:paragraph-properties style:line-height-at-least="0.476cm" fo:text-align="justify" style:justify-single-word="false"/>
      <style:text-properties officeooo:paragraph-rsid="001bb07c"/>
    </style:style>
    <style:style style:name="P8" style:family="paragraph" style:parent-style-name="Text_20_body" style:list-style-name="L1">
      <style:paragraph-properties style:line-height-at-least="0.476cm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 style:line-height-at-least="0.476cm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Text_20_body" style:list-style-name="L1">
      <style:paragraph-properties fo:margin-top="0cm" fo:margin-bottom="0cm" style:contextual-spacing="false" style:line-height-at-least="0.476cm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bb07c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cm" style:contextual-spacing="false" style:line-height-at-least="0.476cm" fo:text-align="justify" style:justify-single-word="false"/>
      <style:text-properties fo:color="#000000" style:font-name="Times New Roman" fo:font-size="12pt" officeooo:paragraph-rsid="001fde0a" style:font-size-asian="12pt" style:font-size-complex="12pt"/>
    </style:style>
    <style:style style:name="P12" style:family="paragraph" style:parent-style-name="Text_20_body" style:list-style-name="L1">
      <style:paragraph-properties fo:margin-left="1.251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cb974" officeooo:paragraph-rsid="001fde0a" style:font-name-asian="Times-Roman" style:font-size-asian="12pt" style:font-name-complex="Times-Roman" style:font-size-complex="12pt"/>
    </style:style>
    <style:style style:name="P13" style:family="paragraph" style:parent-style-name="Text_20_body" style:list-style-name="L1">
      <style:paragraph-properties fo:margin-left="-1.251cm" fo:margin-right="0cm" fo:margin-top="0cm" fo:margin-bottom="0cm" style:contextual-spacing="false" style:line-height-at-least="0.476cm" fo:text-align="justify" style:justify-single-word="false" fo:text-indent="0cm" style:auto-text-indent="false"/>
      <style:text-properties fo:color="#000000" style:font-name="Times New Roman" fo:font-size="12pt" officeooo:paragraph-rsid="001fde0a" style:font-size-asian="12pt" style:font-size-complex="12pt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bold" officeooo:rsid="001edcae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bold" officeooo:rsid="0020735a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bold" officeooo:rsid="00210047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officeooo:rsid="000cb974"/>
    </style:style>
    <style:style style:name="T7" style:family="text">
      <style:text-properties style:font-name-asian="Times-Roman" style:font-name-complex="Times-Roman"/>
    </style:style>
    <style:style style:name="T8" style:family="text">
      <style:text-properties officeooo:rsid="000cb974" style:font-name-asian="Times-Roman" style:font-name-complex="Times-Roman"/>
    </style:style>
    <style:style style:name="T9" style:family="text">
      <style:text-properties officeooo:rsid="00037527" style:font-name-asian="Times-Roman" style:font-name-complex="Times-Roman"/>
    </style:style>
    <style:style style:name="T10" style:family="text">
      <style:text-properties officeooo:rsid="001fde0a" style:font-name-asian="Times-Roman" style:font-name-complex="Times-Roman"/>
    </style:style>
    <style:style style:name="T11" style:family="text">
      <style:text-properties officeooo:rsid="0020735a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a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741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05294233683206065" text:style-name="L1">
        <text:list-header>
          <text:p text:style-name="P5"><text:span text:style-name="Strong_20_Emphasis"><text:span text:style-name="T1">LISTA </text:span></text:span><text:span text:style-name="Strong_20_Emphasis"><text:span text:style-name="T3">DE EXERCÍCIOS </text:span></text:span></text:p>
          <text:p text:style-name="P5"><text:span text:style-name="Strong_20_Emphasis"><text:span text:style-name="T2">CLASSES E MÉTODOS – </text:span></text:span><text:span text:style-name="Strong_20_Emphasis"><text:span text:style-name="T2">ENTREGA DIA </text:span></text:span><text:span text:style-name="Strong_20_Emphasis"><text:span text:style-name="T3">27/02/2015</text:span></text:span></text:p>
        </text:list-header>
        <text:list-item>
          <text:p text:style-name="P7"><text:span text:style-name="Strong_20_Emphasis"><text:span text:style-name="T4"><text:s/>Classe Bola:</text:span></text:span><text:span text:style-name="T4">Crie uma classe que modele uma bola:</text:span><text:bookmark text:name="line-5"/></text:p>
          <text:list>
            <text:list-item>
              <text:p text:style-name="P10"><text:s/>Atributos: Cor, circunferência, material<text:bookmark text:name="line-6"/></text:p>
            </text:list-item>
            <text:list-item>
              <text:p text:style-name="P9"><text:s/>Métodos: trocaCor e mostraCor<text:bookmark text:name="line-7"/><text:bookmark text:name="line-8"/></text:p>
            </text:list-item>
          </text:list>
          <text:p text:style-name="P6"><text:span text:style-name="Strong_20_Emphasis"><text:span text:style-name="T4"/></text:span></text:p>
        </text:list-item>
        <text:list-item>
          <text:p text:style-name="P6"><text:span text:style-name="Strong_20_Emphasis"><text:span text:style-name="T4"><text:s/>Classe Quadrado: </text:span></text:span><text:span text:style-name="T4">Crie uma classe que modele um quadrado:</text:span><text:bookmark text:name="line-9"/></text:p>
          <text:list>
            <text:list-item>
              <text:p text:style-name="P9"><text:s/>Atributos: Tamanho do lado<text:bookmark text:name="line-10"/></text:p>
            </text:list-item>
            <text:list-item>
              <text:p text:style-name="P9"><text:s/>Métodos: Mudar valor do Lado, Retornar valor do Lado e calcular Área;<text:bookmark text:name="line-11"/><text:bookmark text:name="line-12"/></text:p>
            </text:list-item>
          </text:list>
          <text:p text:style-name="P8"><text:bookmark text:name="line-16"/><text:bookmark text:name="line-17"/></text:p>
        </text:list-item>
        <text:list-item>
          <text:p text:style-name="P6"><text:span text:style-name="Strong_20_Emphasis"><text:span text:style-name="T4"><text:s/>Classe Pessoa: </text:span></text:span><text:span text:style-name="T4">Crie uma classe que modele uma pessoa:</text:span><text:bookmark text:name="line-18"/></text:p>
          <text:list>
            <text:list-item>
              <text:p text:style-name="P9"><text:s/>Atributos: nome, idade, peso e altura<text:bookmark text:name="line-19"/></text:p>
            </text:list-item>
            <text:list-item>
              <text:p text:style-name="P9"><text:s/>Métodos: <text:span text:style-name="T11">Envelhecer</text:span>, engordar, emagrecer, crescer.<text:bookmark text:name="line-20"/> Obs: Por padrão, a cada ano que nossa pessoa envelhece, sendo a idade dela menor que 21 anos, ela deve crescer 0,5 cm.</text:p>
            </text:list-item>
          </text:list>
        </text:list-item>
      </text:list>
      <text:p text:style-name="P1"><text:bookmark text:name="line-21"/><text:bookmark text:name="line-22"/></text:p>
      <text:list xml:id="list145045310607242" text:continue-numbering="true" text:style-name="L1">
        <text:list-item>
          <text:p text:style-name="P6"><text:span text:style-name="Strong_20_Emphasis"><text:span text:style-name="T4"><text:s/>Classe TV: </text:span></text:span><text:span text:style-name="T4">Faça um programa que simule um televisor criando-o como um objeto. O usuário deve ser capaz de informar o número do canal e aumentar ou diminuir o volume. Certifique-se de que o número do canal e o nível do volume permanecem dentro de faixas válidas.</text:span></text:p>
          <text:p text:style-name="P8"><text:bookmark text:name="line-25"/><text:bookmark text:name="line-26"/></text:p>
        </text:list-item>
        <text:list-item>
          <text:p text:style-name="P6"><text:span text:style-name="Strong_20_Emphasis"><text:span text:style-name="T4"><text:s/>Classe Bichinho Virtual:</text:span></text:span><text:span text:style-name="T4">Crie uma classe que modele um Tamagushi (Bichinho Eletrônico):</text:span><text:bookmark text:name="line-27"/></text:p>
          <text:list>
            <text:list-item>
              <text:p text:style-name="P10"><text:s/>Atributos: Nome, Fome, Saúde e Idade</text:p>
            </text:list-item>
            <text:list-item>
              <text:p text:style-name="P10"><text:s/>Métodos: Alterar Nome, Fome, Saúde e Idade; Retornar Nome, Fome, Saúde e Idade<text:bookmark text:name="line-29"/> Obs: Existe mais uma informação que devemos levar em consideração, o Humor do nosso tamagushi, este humor é uma combinação entre os atributos Fome e Saúde, ou seja, um campo calculado, então não devemos criar um atributo para armazenar esta informação por que ela pode ser calculada a qualquer momento.</text:p>
              <text:p text:style-name="P10"><text:bookmark text:name="line-30"/><text:bookmark text:name="line-31"/></text:p>
            </text:list-item>
          </text:list>
        </text:list-item>
        <text:list-item>
          <text:p text:style-name="P6"><text:span text:style-name="Strong_20_Emphasis"><text:span text:style-name="T4"><text:s/>Classe Bomba de Combustível:</text:span></text:span><text:span text:style-name="T4">Faça um programa completo utilizando classes e métodos que:</text:span><text:bookmark text:name="line-45"/></text:p>
          <text:list>
            <text:list-item>
              <text:p text:style-name="P9">Possua uma classe chamada bombaCombustível, com no mínimo esses atributos:<text:bookmark text:name="line-46"/></text:p>
              <text:list>
                <text:list-item>
                  <text:p text:style-name="P9">tipoCombustivel.<text:bookmark text:name="line-47"/></text:p>
                </text:list-item>
                <text:list-item>
                  <text:p text:style-name="P9">valorLitro<text:bookmark text:name="line-48"/></text:p>
                </text:list-item>
                <text:list-item>
                  <text:p text:style-name="P9">quantidadeCombustivel<text:bookmark text:name="line-49"/></text:p>
                </text:list-item>
              </text:list>
            </text:list-item>
            <text:list-item>
              <text:p text:style-name="P9"><text:s/>Possua no mínimo esses métodos:<text:bookmark text:name="line-50"/></text:p>
              <text:list>
                <text:list-item>
                  <text:p text:style-name="P9">abastecerPorValor( ) – método onde é informado o valor a ser abastecido e mostra a quantidade de litros que foi colocada no veículo<text:bookmark text:name="line-51"/></text:p>
                </text:list-item>
                <text:list-item>
                  <text:p text:style-name="P9">abastecerPorLitro( ) – método onde é informado a quantidade em litros de combustível e mostra o valor a ser pago pelo cliente.<text:bookmark text:name="line-52"/></text:p>
                </text:list-item>
                <text:list-item>
                  <text:p text:style-name="P9">alterarValor( ) – altera o valor do litro do combustível.<text:bookmark text:name="line-53"/></text:p>
                </text:list-item>
                <text:list-item>
                  <text:p text:style-name="P9">alterarCombustivel( ) – altera o tipo do combustível.<text:bookmark text:name="line-54"/></text:p>
                </text:list-item>
                <text:list-item>
                  <text:p text:style-name="P9">alterarQuantidadeCombustivel( ) – altera a quantidade de combustível restante na bomba.<text:bookmark text:name="line-55"/></text:p>
                </text:list-item>
              </text:list>
              <text:p text:style-name="P11"><text:span text:style-name="T5">OBS: Sempre que acontecer um abastecimento é necessário atualizar a quantidade de combustível total na bomba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URWPalladioL-Roma" svg:font-family="URWPalladioL-Roma"/>
    <style:font-face style:name="Times-Roman" svg:font-family="Times-Roman" style:font-family-generic="roman"/>
    <style:font-face style:name="TimesNewRomanPSMT" svg:font-family="TimesNewRomanPSMT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20:03:41.27</meta:creation-date>
    <dc:date>2015-02-19T14:50:44.969560231</dc:date>
    <meta:editing-duration>PT6M23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1" meta:paragraph-count="27" meta:word-count="359" meta:character-count="2225" meta:non-whitespace-character-count="1895"/>
  </office:meta>
</office:document-meta>
</file>